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vid CLM" svg:font-family="'David CLM'"/>
    <style:font-face style:name="David CLM1" svg:font-family="'David CLM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system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  <style:font-face style:name="Unifont" svg:font-family="Unifont" style:font-family-generic="system" style:font-pitch="variable"/>
    <style:font-face style:name="sfmono-regular" svg:font-family="sfmono-regular, Consolas, 'liberation mono', Menlo, Courier, monospace"/>
    <style:font-face style:name="var font-stack-heading" svg:font-family="'var font-stack-heading'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924in" style:rel-column-width="6552*"/>
    </style:style>
    <style:style style:name="Table1.B" style:family="table-column">
      <style:table-column-properties style:column-width="0.6924in" style:rel-column-width="6553*"/>
    </style:style>
    <style:style style:name="Table1.J" style:family="table-column">
      <style:table-column-properties style:column-width="0.6931in" style:rel-column-width="6560*"/>
    </style:style>
    <style:style style:name="Table1.A1" style:family="table-cell">
      <style:table-cell-properties fo:padding="0in" fo:border="none" style:writing-mode="page"/>
    </style:style>
    <style:style style:name="Table1.2" style:family="table-row">
      <style:table-row-properties style:min-row-height="0.2326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5965in" style:rel-column-width="24575*"/>
    </style:style>
    <style:style style:name="Table2.B" style:family="table-column">
      <style:table-column-properties style:column-width="4.3285in" style:rel-column-width="40960*"/>
    </style:style>
    <style:style style:name="Table2.A1" style:family="table-cell">
      <style:table-cell-properties style:writing-mode="page"/>
    </style:style>
    <style:style style:name="P1" style:family="paragraph" style:parent-style-name="Heading_20_4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d2f31" loext:opacity="100%" style:font-name="Udemy Sans" fo:font-size="12pt" fo:letter-spacing="normal" fo:font-style="normal" fo:font-weight="normal"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d2f31" loext:opacity="100%" style:font-name="Udemy Sans" fo:font-size="12pt" fo:letter-spacing="normal" fo:font-style="normal" fo:font-weight="normal" loext:padding="0in" loext:border="none"/>
    </style:style>
    <style:style style:name="P3" style:family="paragraph" style:parent-style-name="Standard">
      <style:text-properties fo:font-variant="normal" fo:text-transform="none" fo:color="#2d2f31" loext:opacity="100%" style:font-name="var font-stack-heading" fo:letter-spacing="normal" fo:font-style="normal" fo:font-weight="normal" officeooo:rsid="0003dd03" officeooo:paragraph-rsid="0003dd03" loext:padding="0in" loext:border="none"/>
    </style:style>
    <style:style style:name="P4" style:family="paragraph" style:parent-style-name="Standard">
      <style:text-properties officeooo:rsid="0003dd03" officeooo:paragraph-rsid="0003dd03"/>
    </style:style>
    <style:style style:name="P5" style:family="paragraph" style:parent-style-name="Table_20_Contents">
      <style:text-properties officeooo:rsid="0003dd03" officeooo:paragraph-rsid="0003dd03"/>
    </style:style>
    <style:style style:name="P6" style:family="paragraph" style:parent-style-name="Standard">
      <style:text-properties officeooo:rsid="00061e0a" officeooo:paragraph-rsid="00061e0a"/>
    </style:style>
    <style:style style:name="P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8" style:family="paragraph" style:parent-style-name="Standard">
      <style:text-properties officeooo:rsid="00061e0a" officeooo:paragraph-rsid="00061e0a"/>
    </style:style>
    <style:style style:name="P9" style:family="paragraph" style:parent-style-name="Text_20_body" style:list-style-name="L1">
      <style:paragraph-properties fo:margin-left="0in" fo:margin-right="0in" fo:margin-top="0in" fo:margin-bottom="0in" style:contextual-spacing="false" fo:orphans="60" fo:widows="2" fo:text-indent="0in" style:auto-text-indent="false" fo:padding="0in" fo:border="none"/>
      <style:text-properties fo:font-variant="normal" fo:text-transform="none" fo:color="#2d2f31" loext:opacity="100%" style:font-name="Udemy Sans" fo:font-size="12pt" fo:letter-spacing="normal" fo:font-style="normal" fo:font-weight="normal" loext:padding="0in" loext:border="none"/>
    </style:style>
    <style:style style:name="P10" style:family="paragraph" style:parent-style-name="Text_20_body" style:list-style-name="L2">
      <style:paragraph-properties fo:margin-left="0in" fo:margin-right="0in" fo:margin-top="0in" fo:margin-bottom="0in" style:contextual-spacing="false" fo:orphans="60" fo:widows="2" fo:text-indent="0in" style:auto-text-indent="false" fo:padding="0in" fo:border="none"/>
      <style:text-properties fo:font-variant="normal" fo:text-transform="none" fo:color="#2d2f31" loext:opacity="100%" style:font-name="Udemy Sans" fo:font-size="12pt" fo:letter-spacing="normal" fo:font-style="normal" fo:font-weight="normal" loext:padding="0in" loext:border="none"/>
    </style:style>
    <style:style style:name="P11" style:family="paragraph" style:parent-style-name="Text_20_body" style:list-style-name="L3">
      <style:paragraph-properties fo:margin-left="0in" fo:margin-right="0in" fo:margin-top="0in" fo:margin-bottom="0in" style:contextual-spacing="false" fo:orphans="60" fo:widows="2" fo:text-indent="0in" style:auto-text-indent="false" fo:padding="0in" fo:border="none"/>
      <style:text-properties fo:font-variant="normal" fo:text-transform="none" fo:color="#2d2f31" loext:opacity="100%" style:font-name="Udemy Sans" fo:font-size="12pt" fo:letter-spacing="normal" fo:font-style="normal" fo:font-weight="normal" loext:padding="0in" loext:border="none"/>
    </style:style>
    <style:style style:name="P12" style:family="paragraph" style:parent-style-name="Text_20_body" style:list-style-name="L4">
      <style:paragraph-properties fo:margin-left="0in" fo:margin-right="0in" fo:margin-top="0in" fo:margin-bottom="0in" style:contextual-spacing="false" fo:orphans="60" fo:widows="2" fo:text-indent="0in" style:auto-text-indent="false" fo:padding="0in" fo:border="none"/>
      <style:text-properties fo:font-variant="normal" fo:text-transform="none" fo:color="#2d2f31" loext:opacity="100%" style:font-name="Udemy Sans" fo:font-size="12pt" fo:letter-spacing="normal" fo:font-style="normal" fo:font-weight="normal" loext:padding="0in" loext:border="none"/>
    </style:style>
    <style:style style:name="P13" style:family="paragraph" style:parent-style-name="Text_20_body" style:list-style-name="L5">
      <style:paragraph-properties fo:margin-left="0in" fo:margin-right="0in" fo:margin-top="0in" fo:margin-bottom="0in" style:contextual-spacing="false" fo:orphans="60" fo:widows="2" fo:text-indent="0in" style:auto-text-indent="false" fo:padding="0in" fo:border="none"/>
      <style:text-properties fo:font-variant="normal" fo:text-transform="none" fo:color="#2d2f31" loext:opacity="100%" style:font-name="Udemy Sans" fo:font-size="12pt" fo:letter-spacing="normal" fo:font-style="normal" fo:font-weight="normal" loext:padding="0in" loext:border="none"/>
    </style:style>
    <style:style style:name="P14" style:family="paragraph" style:parent-style-name="Text_20_body" style:list-style-name="L6">
      <style:paragraph-properties fo:margin-left="0in" fo:margin-right="0in" fo:margin-top="0in" fo:margin-bottom="0in" style:contextual-spacing="false" fo:orphans="60" fo:widows="2" fo:text-indent="0in" style:auto-text-indent="false" fo:padding="0in" fo:border="none"/>
      <style:text-properties fo:font-variant="normal" fo:text-transform="none" fo:color="#2d2f31" loext:opacity="100%" style:font-name="Udemy Sans" fo:font-size="12pt" fo:letter-spacing="normal" fo:font-style="normal" fo:font-weight="normal" loext:padding="0in" loext:border="none"/>
    </style:style>
    <style:style style:name="P15" style:family="paragraph" style:parent-style-name="Text_20_body" style:list-style-name="L7">
      <style:paragraph-properties fo:margin-left="0in" fo:margin-right="0in" fo:margin-top="0in" fo:margin-bottom="0in" style:contextual-spacing="false" fo:orphans="60" fo:widows="2" fo:text-indent="0in" style:auto-text-indent="false" fo:padding="0in" fo:border="none"/>
      <style:text-properties fo:font-variant="normal" fo:text-transform="none" fo:color="#2d2f31" loext:opacity="100%" style:font-name="Udemy Sans" fo:font-size="12pt" fo:letter-spacing="normal" fo:font-style="normal" fo:font-weight="normal" loext:padding="0in" loext:border="none"/>
    </style:style>
    <style:style style:name="P16" style:family="paragraph" style:parent-style-name="Text_20_body" style:list-style-name="L8">
      <style:paragraph-properties fo:margin-left="0in" fo:margin-right="0in" fo:margin-top="0in" fo:margin-bottom="0in" style:contextual-spacing="false" fo:orphans="60" fo:widows="2" fo:text-indent="0in" style:auto-text-indent="false" fo:padding="0in" fo:border="none"/>
      <style:text-properties fo:font-variant="normal" fo:text-transform="none" fo:color="#2d2f31" loext:opacity="100%" style:font-name="Udemy Sans" fo:font-size="12pt" fo:letter-spacing="normal" fo:font-style="normal" fo:font-weight="normal" loext:padding="0in" loext:border="none"/>
    </style:style>
    <style:style style:name="P17" style:family="paragraph" style:parent-style-name="Text_20_body" style:list-style-name="L9">
      <style:paragraph-properties fo:margin-left="0in" fo:margin-right="0in" fo:margin-top="0in" fo:margin-bottom="0in" style:contextual-spacing="false" fo:orphans="60" fo:widows="2" fo:text-indent="0in" style:auto-text-indent="false" fo:padding="0in" fo:border="none"/>
      <style:text-properties fo:font-variant="normal" fo:text-transform="none" fo:color="#2d2f31" loext:opacity="100%" style:font-name="Udemy Sans" fo:font-size="12pt" fo:letter-spacing="normal" fo:font-style="normal" fo:font-weight="normal" loext:padding="0in" loext:border="none"/>
    </style:style>
    <style:style style:name="P18" style:family="paragraph" style:parent-style-name="Text_20_body" style:list-style-name="L10">
      <style:paragraph-properties fo:margin-left="0in" fo:margin-right="0in" fo:margin-top="0in" fo:margin-bottom="0in" style:contextual-spacing="false" fo:orphans="60" fo:widows="2" fo:text-indent="0in" style:auto-text-indent="false" fo:padding="0in" fo:border="none"/>
      <style:text-properties fo:font-variant="normal" fo:text-transform="none" fo:color="#2d2f31" loext:opacity="100%" style:font-name="Udemy Sans" fo:font-size="12pt" fo:letter-spacing="normal" fo:font-style="normal" fo:font-weight="normal" loext:padding="0in" loext:border="none"/>
    </style:style>
    <style:style style:name="P19" style:family="paragraph" style:parent-style-name="Text_20_body" style:list-style-name="L2">
      <style:paragraph-properties fo:margin-left="0in" fo:margin-right="0in" fo:margin-top="0in" fo:margin-bottom="0in" style:contextual-spacing="false" fo:orphans="60" fo:widows="2" fo:text-indent="0in" style:auto-text-indent="false" fo:padding="0in" fo:border="none"/>
    </style:style>
    <style:style style:name="P20" style:family="paragraph" style:parent-style-name="Text_20_body" style:list-style-name="L4">
      <style:paragraph-properties fo:margin-left="0in" fo:margin-right="0in" fo:margin-top="0in" fo:margin-bottom="0in" style:contextual-spacing="false" fo:orphans="60" fo:widows="2" fo:text-indent="0in" style:auto-text-indent="false" fo:padding="0in" fo:border="none"/>
    </style:style>
    <style:style style:name="P21" style:family="paragraph" style:parent-style-name="Text_20_body" style:list-style-name="L5">
      <style:paragraph-properties fo:margin-left="0in" fo:margin-right="0in" fo:margin-top="0in" fo:margin-bottom="0in" style:contextual-spacing="false" fo:orphans="60" fo:widows="2" fo:text-indent="0in" style:auto-text-indent="false" fo:padding="0in" fo:border="none"/>
    </style:style>
    <style:style style:name="P22" style:family="paragraph" style:parent-style-name="Text_20_body" style:list-style-name="L10">
      <style:paragraph-properties fo:margin-left="0in" fo:margin-right="0in" fo:margin-top="0in" fo:margin-bottom="0in" style:contextual-spacing="false" fo:orphans="60" fo:widows="2" fo:text-indent="0in" style:auto-text-indent="false" fo:padding="0in" fo:border="none"/>
    </style:style>
    <style:style style:name="P23" style:family="paragraph" style:parent-style-name="Text_20_body" style:list-style-name="L11">
      <style:paragraph-properties fo:margin-left="0in" fo:margin-right="0in" fo:margin-top="0in" fo:margin-bottom="0in" style:contextual-spacing="false" fo:orphans="60" fo:widows="2" fo:text-indent="0in" style:auto-text-indent="false" fo:padding="0in" fo:border="none"/>
    </style:style>
    <style:style style:name="T1" style:family="text">
      <style:text-properties fo:font-variant="normal" fo:text-transform="none" fo:color="#5624d0" loext:opacity="100%" style:font-name="Udemy Sans" fo:font-size="12pt" fo:letter-spacing="normal" fo:font-style="normal" style:text-underline-style="solid" style:text-underline-width="auto" style:text-underline-color="font-color" fo:font-weight="normal" loext:padding="0in" loext:border="none"/>
    </style:style>
    <style:style style:name="T2" style:family="text">
      <style:text-properties fo:font-variant="normal" fo:text-transform="none" fo:color="#2d2f31" loext:opacity="100%" style:font-name="Udemy Sans" fo:font-size="12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b4690e" loext:opacity="100%" style:font-name="sfmono-regular" fo:font-size="12.75pt" fo:letter-spacing="normal" fo:font-style="normal" fo:font-weight="normal" fo:background-color="#ffffff" loext:char-shading-value="0" loext:padding="0.0193in" loext:border="0.06pt solid #d1d7dc"/>
    </style:style>
    <style:style style:name="T4" style:family="text">
      <style:text-properties officeooo:rsid="000470f1"/>
    </style:style>
    <style:style style:name="T5" style:family="text">
      <style:text-properties officeooo:rsid="0006bdf2"/>
    </style:style>
    <style:style style:name="T6" style:family="text">
      <style:text-properties officeooo:rsid="00087eec"/>
    </style:style>
    <style:style style:name="T7" style:family="text">
      <style:text-properties officeooo:rsid="0009f54c"/>
    </style:style>
    <text:list-style style:name="L1">
      <text:list-level-style-bullet text:level="1" text:style-name="Bullet_20_Symbols" loext:num-list-format="%1%." style:num-suffix="." text:bullet-char="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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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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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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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atabase plan</text:p>
      <text:p text:style-name="P3">Instructions</text:p>
      <text:p text:style-name="P7"><text:a xlink:type="simple" xlink:href="https://www.udemy.com/course/the-complete-web-development-bootcamp/learn/lecture/37350282/?instructorPreviewMode=student_v4#overview" office:target-frame-name="_blank" xlink:show="new" text:style-name="Internet_20_link" text:visited-style-name="Visited_20_Internet_20_Link"><text:span text:style-name="T1">What are Capstone Projects?</text:span></text:a></text:p>
      <text:h text:style-name="P1" text:outline-level="4">Overview</text:h>
      <text:p text:style-name="P2">I read a lot of books but after I finish reading them I often don't remember all the most salient parts of the book. So I started taking notes. This capstone project is built on this idea. My friend Derek Sivers has this fantastic website where he has all the non-fiction books he has read, his notes, his ratings and when he read them. The books are sortable by rating, recency and title. It's a such cool idea for a project so I'm including it as a capstone here in this course.</text:p>
      <text:h text:style-name="P1" text:outline-level="4">Objectives</text:h>
      <text:list text:style-name="L1">
        <text:list-item>
          <text:p text:style-name="P9">Revise how to integrate public APIs into web projects.</text:p>
        </text:list-item>
        <text:list-item>
          <text:p text:style-name="P9">Gain more experience using Express/Node.js for server-side programming.</text:p>
        </text:list-item>
        <text:list-item>
          <text:p text:style-name="P9">Demonstrate ability to Create Read Update and Delete data in a PostgreSQL Database to persist data.</text:p>
        </text:list-item>
      </text:list>
      <text:h text:style-name="P1" text:outline-level="4">Example Ideas</text:h>
      <text:list text:style-name="L2">
        <text:list-item>
          <text:p text:style-name="P19"><text:span text:style-name="T2">Use the </text:span><text:a xlink:type="simple" xlink:href="https://openlibrary.org/dev/docs/api/covers" office:target-frame-name="_blank" xlink:show="new" text:style-name="Internet_20_link" text:visited-style-name="Visited_20_Internet_20_Link"><text:span text:style-name="T1">Open Library Covers API</text:span></text:a><text:span text:style-name="T2"> to fetch book covers.</text:span></text:p>
        </text:list-item>
        <text:list-item>
          <text:p text:style-name="P10">Create a database to store books you have read.</text:p>
        </text:list-item>
        <text:list-item>
          <text:p text:style-name="P10">Have a way to add new data about books, update previous reviews and delete entries.</text:p>
        </text:list-item>
        <text:list-item>
          <text:p text:style-name="P19"><text:span text:style-name="T2">Display this information from your database in a website like </text:span><text:a xlink:type="simple" xlink:href="https://sive.rs/book" office:target-frame-name="_blank" xlink:show="new" text:style-name="Internet_20_link" text:visited-style-name="Visited_20_Internet_20_Link"><text:span text:style-name="T1">https://sive.rs/book</text:span></text:a></text:p>
        </text:list-item>
        <text:list-item>
          <text:p text:style-name="P10">Be able to sort your book entries by rating and recency.</text:p>
        </text:list-item>
      </text:list>
      <text:h text:style-name="P1" text:outline-level="4">Requirements</text:h>
      <text:h text:style-name="P1" text:outline-level="4">1. Database Persistance</text:h>
      <text:list text:style-name="L3">
        <text:list-item>
          <text:p text:style-name="P11">Persist data using a PostgreSQL database.</text:p>
        </text:list-item>
        <text:list-item>
          <text:p text:style-name="P11">Use CRUD methods to manipulate data in the database.</text:p>
        </text:list-item>
      </text:list>
      <text:h text:style-name="P1" text:outline-level="4">2. Project Planning</text:h>
      <text:list text:style-name="L4">
        <text:list-item>
          <text:p text:style-name="P12">Think through your project, researching the API documentation, project features, what data you will store, and how it will be used in your web application.</text:p>
        </text:list-item>
        <text:list-item>
          <text:p text:style-name="P20"><text:span text:style-name="T2">Draw a database diagram on </text:span><text:a xlink:type="simple" xlink:href="https://draw.io/" office:target-frame-name="_blank" xlink:show="new" text:style-name="Internet_20_link" text:visited-style-name="Visited_20_Internet_20_Link"><text:span text:style-name="T1">draw.io </text:span></text:a><text:span text:style-name="T2">and plan out any relationships.</text:span></text:p>
        </text:list-item>
        <text:list-item>
          <text:p text:style-name="P12">Think through the PostgreSQL command you will need to write to create the schema for your database.</text:p>
        </text:list-item>
      </text:list>
      <text:h text:style-name="P1" text:outline-level="4">3. Project Setup</text:h>
      <text:list text:style-name="L5">
        <text:list-item>
          <text:p text:style-name="P13">Set up a new Node.js project using Express.js.</text:p>
        </text:list-item>
        <text:list-item>
          <text:p text:style-name="P21"><text:span text:style-name="T2">Include </text:span><text:a xlink:type="simple" xlink:href="https://www.npmjs.com/package/pg" office:target-frame-name="_blank" xlink:show="new" text:style-name="Internet_20_link" text:visited-style-name="Visited_20_Internet_20_Link"><text:span text:style-name="T1">pg</text:span></text:a><text:span text:style-name="T2"> for working with your localhost PostgreSQL database.</text:span></text:p>
        </text:list-item>
        <text:list-item>
          <text:p text:style-name="P13">Include EJS for templating.</text:p>
        </text:list-item>
        <text:list-item>
          <text:p text:style-name="P13">Create a frontend in HTML CSS JS.</text:p>
        </text:list-item>
        <text:list-item>
          <text:p text:style-name="P13">Ensure that the project has a structured directory and file organization.</text:p>
        </text:list-item>
      </text:list>
      <text:h text:style-name="P1" text:outline-level="4"><text:soft-page-break/>4. API Integration</text:h>
      <text:list text:style-name="L6">
        <text:list-item>
          <text:p text:style-name="P14">Implement at least a GET endpoint to interact with your chosen API.</text:p>
        </text:list-item>
        <text:list-item>
          <text:p text:style-name="P14">Use Axios to send HTTP requests to the API and handle responses.</text:p>
        </text:list-item>
      </text:list>
      <text:h text:style-name="P1" text:outline-level="4">5. Data Presentation</text:h>
      <text:list text:style-name="L7">
        <text:list-item>
          <text:p text:style-name="P15">Design the application to present the book covers from the API and the data in your database a in a user-friendly way.</text:p>
        </text:list-item>
        <text:list-item>
          <text:p text:style-name="P15">Use appropriate HTML, CSS, and a templating engine like EJS.</text:p>
        </text:list-item>
        <text:list-item>
          <text:p text:style-name="P15">Think about how you would allow the user to sort the data from the database.</text:p>
        </text:list-item>
      </text:list>
      <text:h text:style-name="P1" text:outline-level="4">6. Error Handling</text:h>
      <text:list text:style-name="L8">
        <text:list-item>
          <text:p text:style-name="P16">Ensure that error handling is in place for both your application and any API requests. You can console log any errors, but you can also give users any user-relevant errors.</text:p>
        </text:list-item>
      </text:list>
      <text:h text:style-name="P1" text:outline-level="4">7. Documentation</text:h>
      <text:list text:style-name="L9">
        <text:list-item>
          <text:p text:style-name="P17">Include comments throughout your code to explain your logic.</text:p>
        </text:list-item>
      </text:list>
      <text:h text:style-name="P1" text:outline-level="4">8. Code Sharing</text:h>
      <text:list text:style-name="L10">
        <text:list-item>
          <text:p text:style-name="P18">Use what you have learnt about GitHub to commit and push your project to GitHub so that you can share it with other students in the Q&amp;A area, I'd love to see what you've build too! You can tweet at me @yu_angela</text:p>
        </text:list-item>
        <text:list-item>
          <text:p text:style-name="P22"><text:span text:style-name="T2">Include a Readme.md file that explains how to start your server, what commands are needed to run your code. e.g. </text:span><text:span text:style-name="Source_20_Text"><text:span text:style-name="T3">npm i</text:span></text:span><text:span text:style-name="T2">  and then </text:span><text:span text:style-name="Source_20_Text"><text:span text:style-name="T3">nodemon index.js</text:span></text:span></text:p>
        </text:list-item>
      </text:list>
      <text:h text:style-name="P1" text:outline-level="4">Recommended Resources</text:h>
      <text:list text:style-name="L11">
        <text:list-item>
          <text:p text:style-name="P23"><text:span text:style-name="T2">Express.js: </text:span><text:a xlink:type="simple" xlink:href="https://expressjs.com/en/starter/installing.html" office:target-frame-name="_blank" xlink:show="new" text:style-name="Internet_20_link" text:visited-style-name="Visited_20_Internet_20_Link"><text:span text:style-name="Strong_20_Emphasis"><text:span text:style-name="T1">Getting Started Guide</text:span></text:span></text:a></text:p>
        </text:list-item>
        <text:list-item>
          <text:p text:style-name="P23"><text:span text:style-name="T2">Node.js: </text:span><text:a xlink:type="simple" xlink:href="https://nodejs.org/en/docs/" office:target-frame-name="_blank" xlink:show="new" text:style-name="Internet_20_link" text:visited-style-name="Visited_20_Internet_20_Link"><text:span text:style-name="Strong_20_Emphasis"><text:span text:style-name="T1">Documentation</text:span></text:span></text:a></text:p>
        </text:list-item>
        <text:list-item>
          <text:p text:style-name="P23"><text:span text:style-name="T2">Axios: </text:span><text:a xlink:type="simple" xlink:href="https://axios-http.com/docs/intro" office:target-frame-name="_blank" xlink:show="new" text:style-name="Internet_20_link" text:visited-style-name="Visited_20_Internet_20_Link"><text:span text:style-name="Strong_20_Emphasis"><text:span text:style-name="T1">Documentation</text:span></text:span></text:a></text:p>
        </text:list-item>
        <text:list-item>
          <text:p text:style-name="P23"><text:span text:style-name="T2">Postgres: </text:span><text:a xlink:type="simple" xlink:href="https://www.postgresql.org/docs/current/index.html" office:target-frame-name="_blank" xlink:show="new" text:style-name="Internet_20_link" text:visited-style-name="Visited_20_Internet_20_Link"><text:span text:style-name="Strong_20_Emphasis"><text:span text:style-name="T1">Documentation</text:span></text:span></text:a></text:p>
        </text:list-item>
        <text:list-item>
          <text:p text:style-name="P23"><text:span text:style-name="T2">pg: </text:span><text:a xlink:type="simple" xlink:href="https://node-postgres.com/" office:target-frame-name="_blank" xlink:show="new" text:style-name="Internet_20_link" text:visited-style-name="Visited_20_Internet_20_Link"><text:span text:style-name="Strong_20_Emphasis"><text:span text:style-name="T1">Documentation</text:span></text:span></text:a></text:p>
        </text:list-item>
        <text:list-item>
          <text:p text:style-name="P23"><text:span text:style-name="T2">Open Library Covers API:  </text:span><text:a xlink:type="simple" xlink:href="https://openlibrary.org/dev/docs/api/covers" office:target-frame-name="_blank" xlink:show="new" text:style-name="Internet_20_link" text:visited-style-name="Visited_20_Internet_20_Link"><text:span text:style-name="T1">https://openlibrary.org/dev/docs/api/covers</text:span></text:a></text:p>
        </text:list-item>
      </text:list>
      <text:p text:style-name="P4"/>
      <text:p text:style-name="P4"/>
      <text:p text:style-name="P4"/>
      <text:p text:style-name="P4"/>
      <text:p text:style-name="P4">Database plan</text:p>
      <text:p text:style-name="P4"/>
      <text:p text:style-name="P4"/>
      <text:p text:style-name="P4">Table 1: <text:span text:style-name="T4">title is book_info</text:span></text:p>
      <text:p text:style-name="P4"/>
      <table:table table:name="Table1" table:style-name="Table1">
        <table:table-column table:style-name="Table1.A"/>
        <table:table-column table:style-name="Table1.B" table:number-columns-repeated="7"/>
        <table:table-column table:style-name="Table1.A"/>
        <table:table-column table:style-name="Table1.J"/>
        <table:table-row>
          <table:table-cell table:style-name="Table1.A1" office:value-type="string">
            <text:p text:style-name="P5">Serial Book id not nullable</text:p>
          </table:table-cell>
          <table:table-cell table:style-name="Table1.A1" office:value-type="string">
            <text:p text:style-name="P5">Title not nullable</text:p>
          </table:table-cell>
          <table:table-cell table:style-name="Table1.A1" office:value-type="string">
            <text:p text:style-name="P5">Category</text:p>
          </table:table-cell>
          <table:table-cell table:style-name="Table1.A1" office:value-type="string">
            <text:p text:style-name="P5">ISBN</text:p>
          </table:table-cell>
          <table:table-cell table:style-name="Table1.A1" office:value-type="string">
            <text:p text:style-name="P5">path_in_public_to_cover</text:p>
          </table:table-cell>
          <table:table-cell table:style-name="Table1.A1" office:value-type="string">
            <text:p text:style-name="P5">Desc</text:p>
          </table:table-cell>
          <table:table-cell table:style-name="Table1.A1" office:value-type="string">
            <text:p text:style-name="P5">Author</text:p>
          </table:table-cell>
          <table:table-cell table:style-name="Table1.A1" office:value-type="string">
            <text:p text:style-name="P5">Date read (autogenerated)</text:p>
          </table:table-cell>
          <table:table-cell table:style-name="Table1.A1" office:value-type="string">
            <text:p text:style-name="P5">Rating (value from 1-10)</text:p>
          </table:table-cell>
          <table:table-cell table:style-name="Table1.A1" office:value-type="string">
            <text:p text:style-name="P5">Foreign key book number (connected to <text:soft-page-break/>primary key table 2</text:p>
          </table:table-cell>
        </table:table-row>
        <table:table-row table:style-name="Table1.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4"/>
      <text:p text:style-name="P4"/>
      <text:p text:style-name="P4">Table 2: <text:span text:style-name="T4">title is user_inf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Primary key book number</text:p>
          </table:table-cell>
          <table:table-cell table:style-name="Table2.A1" office:value-type="string">
            <text:p text:style-name="P5">Note text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4"/>
      <text:p text:style-name="P6"/>
      <text:p text:style-name="P6">Remaining tasks: Addd navbar to sort </text:p>
      <text:p text:style-name="P6">-alphabetically - <text:span text:style-name="T7">later</text:span></text:p>
      <text:p text:style-name="P6">-by author - <text:span text:style-name="T7">later</text:span></text:p>
      <text:p text:style-name="P6">-by rating - <text:span text:style-name="T7">later</text:span></text:p>
      <text:p text:style-name="P6">-by category - <text:span text:style-name="T7">later</text:span></text:p>
      <text:p text:style-name="P6">-add navigation to add book - <text:span text:style-name="T7">done</text:span></text:p>
      <text:p text:style-name="P6">add navigation to notes - <text:span text:style-name="T7">done</text:span></text:p>
      <text:p text:style-name="P6">-add navaigation to edit and verify all of that - <text:span text:style-name="T7">done</text:span></text:p>
      <text:p text:style-name="P6">- <text:span text:style-name="T5">get description – </text:span><text:span text:style-name="T6">ditched this, just use what the user says. Cross-referencing different ISBN’s is too much of a pain</text:span></text:p>
      <text:p text:style-name="P6">-<text:span text:style-name="T5">make editing work <text:s/>- </text:span><text:span text:style-name="T7">done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vid CLM" svg:font-family="'David CLM'"/>
    <style:font-face style:name="David CLM1" svg:font-family="'David CLM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system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  <style:font-face style:name="Unifont" svg:font-family="Unifont" style:font-family-generic="system" style:font-pitch="variable"/>
    <style:font-face style:name="sfmono-regular" svg:font-family="sfmono-regular, Consolas, 'liberation mono', Menlo, Courier, monospace"/>
    <style:font-face style:name="var font-stack-heading" svg:font-family="'var font-stack-heading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" style:font-family-complex="'David CLM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Unifont" style:font-family-asian="Unifont" style:font-family-generic-asian="system" style:font-pitch-asian="variable" style:font-size-asian="12pt" style:font-weight-asian="bold" style:font-name-complex="David CLM1" style:font-family-complex="'David CLM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1:56:07.574851178</meta:creation-date>
    <dc:date>2024-06-10T21:26:35.782022136</dc:date>
    <meta:editing-duration>PT3H56M28S</meta:editing-duration>
    <meta:editing-cycles>4</meta:editing-cycles>
    <meta:generator>LibreOffice/24.2.4.2$Linux_X86_64 LibreOffice_project/420$Build-2</meta:generator>
    <meta:document-statistic meta:table-count="2" meta:image-count="0" meta:object-count="0" meta:page-count="3" meta:paragraph-count="75" meta:word-count="671" meta:character-count="3804" meta:non-whitespace-character-count="3236"/>
  </office:meta>
</office:document-meta>
</file>